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1.251cm" fo:margin-right="0cm" fo:text-indent="0cm" style:auto-text-indent="fals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fo:font-style="italic" style:text-underline-style="none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solid" style:text-underline-width="auto" style:text-underline-color="font-color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3" style:family="paragraph" style:parent-style-name="Standard" style:list-style-name="L2">
      <style:paragraph-properties fo:text-align="start" style:justify-single-word="false" style:text-autospace="none"/>
    </style:style>
    <style:style style:name="P24" style:family="paragraph" style:parent-style-name="Standard" style:list-style-name="L3">
      <style:paragraph-properties fo:text-align="start" style:justify-single-word="false" style:text-autospace="none"/>
    </style:style>
    <style:style style:name="P25" style:family="paragraph" style:parent-style-name="Standard" style:list-style-name="L2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Standard">
      <style:paragraph-properties fo:text-align="center" style:justify-single-word="false"/>
      <style:text-properties fo:color="#2a00ff" style:font-name="Consolas" fo:font-size="10pt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left="0cm" fo:margin-right="0cm" fo:text-indent="0cm" style:auto-text-indent="false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fo:font-style="italic" style:text-underline-style="none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/>
      <style:text-properties fo:color="#000000" style:font-name="Consolas" fo:font-size="10pt" fo:font-style="italic" style:text-underline-style="none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/>
      <style:text-properties fo:color="#000000" style:font-name="Consolas" fo:font-size="10pt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33" style:family="paragraph" style:parent-style-name="Standard" style:list-style-name="L3">
      <style:paragraph-properties fo:margin-left="0cm" fo:margin-right="0cm" fo:text-indent="0cm" style:auto-text-indent="false"/>
      <style:text-properties fo:color="#000000" style:font-name="Consolas" fo:font-size="10pt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solid" style:text-underline-width="auto" style:text-underline-color="font-color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36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bold"/>
    </style:style>
    <style:style style:name="P41" style:family="paragraph" style:parent-style-name="Standard" style:list-style-name="L2">
      <style:paragraph-properties fo:margin-left="0cm" fo:margin-right="0cm" fo:text-indent="0cm" style:auto-text-indent="false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 fo:font-weight="normal" style:font-weight-asian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6" style:family="paragraph" style:parent-style-name="Standard" style:list-style-name="L3">
      <style:paragraph-properties fo:margin-left="0cm" fo:margin-right="0cm" fo:text-indent="0cm" style:auto-text-indent="false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1" style:family="paragraph" style:parent-style-name="Standard">
      <style:paragraph-properties fo:margin-left="1.251cm" fo:margin-right="0cm" fo:text-indent="0cm" style:auto-text-indent="false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 style:font-name="Consolas" fo:font-size="10pt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6" style:family="text">
      <style:text-properties fo:color="#000000" style:font-name="Consolas" fo:font-size="10pt" fo:font-style="italic" style:text-underline-style="solid" style:text-underline-width="auto" style:text-underline-color="font-color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7" style:family="text">
      <style:text-properties fo:color="#00000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8" style:family="text">
      <style:text-properties fo:color="#00000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T10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11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none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color="#2a00ff"/>
    </style:style>
    <style:style style:name="T19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0" style:family="text">
      <style:text-properties fo:color="#2a00ff" style:font-name="Consolas" fo:font-size="10pt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21" style:family="text">
      <style:text-properties fo:color="#0000c0"/>
    </style:style>
    <style:style style:name="T22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23" style:family="text">
      <style:text-properties fo:color="#6a3e3e"/>
    </style:style>
    <style:style style:name="T24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2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6" style:family="text">
      <style:text-properties fo:color="#7f0055" fo:font-weight="bold" style:font-weight-asian="bold" style:font-weight-complex="bold"/>
    </style:style>
    <style:style style:name="T2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8" style:family="text">
      <style:text-properties fo:color="#808080" style:font-name="Consolas1" fo:font-size="9.75pt" fo:font-weight="normal" fo:background-color="#1e1e1e"/>
    </style:style>
    <style:style style:name="T29" style:family="text">
      <style:text-properties fo:color="#569cd6" style:font-name="Consolas1" fo:font-size="9.75pt" fo:font-weight="normal" fo:background-color="#1e1e1e"/>
    </style:style>
    <style:style style:name="T30" style:family="text">
      <style:text-properties fo:color="#d4d4d4" style:font-name="Consolas1" fo:font-size="9.75pt" fo:font-weight="normal" fo:background-color="#1e1e1e"/>
    </style:style>
    <style:style style:name="T31" style:family="text">
      <style:text-properties fo:color="#9cdcfe" style:font-name="Consolas1" fo:font-size="9.75pt" fo:font-weight="normal" fo:background-color="#1e1e1e"/>
    </style:style>
    <style:style style:name="T32" style:family="text">
      <style:text-properties fo:color="#ce9178" style:font-name="Consolas1" fo:font-size="9.75pt" fo:font-weight="normal" fo:background-color="#1e1e1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/>
      <text:p text:style-name="P1"/>
      <text:p text:style-name="P3">Project Title: Hype Hub Backoffice</text:p>
      <text:p text:style-name="P2"/>
      <text:p text:style-name="P20"><text:tab/><text:span text:style-name="T2">Magnews Module:</text:span></text:p>
      <text:p text:style-name="P2"/>
      <text:p text:style-name="P6">Task 1:</text:p>
      <text:p text:style-name="P6"/>
      <text:p text:style-name="P11"><text:tab/>Creating Search Filter for multiple Tables with join.</text:p>
      <text:p text:style-name="P11"><text:tab/></text:p>
      <text:p text:style-name="P11"><text:tab/><text:span text:style-name="T14">Description:</text:span></text:p>
      <text:p text:style-name="P14"/>
      <text:p text:style-name="P13"><text:tab/>The requirement focuses on filtering data from multiple Tables with Joins in them.</text:p>
      <text:p text:style-name="P13"><text:tab/>We have to create a REST Services which take a JSON request with Filtered Data,</text:p>
      <text:p text:style-name="P11"><text:span text:style-name="T15"><text:tab/>and create JPA Specification Query to </text:span><text:span text:style-name="T13">Search any Column/Sort Any Column </text:span><text:span text:style-name="T15">even </text:span></text:p>
      <text:p text:style-name="P13"><text:tab/>for the JOINED Tables.</text:p>
      <text:p text:style-name="P13"/>
      <text:p text:style-name="P10"><text:span text:style-name="T15"><text:tab/></text:span><text:span text:style-name="T14">Solutions:</text:span></text:p>
      <text:p text:style-name="P15"><text:tab/></text:p>
      <text:p text:style-name="P10"><text:span text:style-name="T4"><text:tab/></text:span><text:span text:style-name="T11">-</text:span><text:span text:style-name="T5">Created a Structured JSON Object with Mapping JAVA Objects for INPUT Request</text:span></text:p>
      <text:p text:style-name="P10"><text:tab/><text:tab/><text:span text:style-name="T25">Reference File:</text:span></text:p>
      <text:p text:style-name="P10"><text:tab/><text:tab/><text:tab/><text:tab/><text:span text:style-name="T4">MarketingDashboardRequest.java</text:span></text:p>
      <text:p text:style-name="P16"/>
      <text:p text:style-name="P10"><text:span text:style-name="T4"><text:tab/></text:span><text:span text:style-name="T11">-</text:span><text:span text:style-name="T5">Created JPA Criteria for Tables and JPA Query to search across different <text:tab/>tables and column.</text:span></text:p>
      <text:list xml:id="list6698682930281963815" text:style-name="L1">
        <text:list-item>
          <text:list>
            <text:list-header>
              <text:p text:style-name="P31"/>
            </text:list-header>
          </text:list>
        </text:list-item>
      </text:list>
      <text:p text:style-name="P10"><text:span text:style-name="T4"><text:tab/><text:tab/></text:span><text:span text:style-name="T9">Reference File:</text:span></text:p>
      <text:p text:style-name="P15"><text:tab/><text:tab/><text:tab/><text:tab/>MarketingDashboardDAO.java</text:p>
      <text:p text:style-name="P15"/>
      <text:p text:style-name="P10"><text:span text:style-name="T4"><text:tab/><text:tab/></text:span><text:span text:style-name="T9">Code Snippet:</text:span></text:p>
      <text:p text:style-name="P19"/>
      <text:p text:style-name="P5"><text:span text:style-name="T4"><text:tab/><text:tab/>Predicate </text:span><text:span text:style-name="T24">filterPredicate</text:span><text:span text:style-name="T4"> = </text:span><text:span text:style-name="T24">criteriaBuilder</text:span><text:span text:style-name="T4">.and(</text:span><text:span text:style-name="T24">criteriaBuilder</text:span><text:span text:style-name="T4">.equal(</text:span><text:span text:style-name="T22">accRoot</text:span><text:span text:style-name="T4">.&lt;Long&gt;get(</text:span><text:span text:style-name="T19">"idSoggetto"</text:span><text:span text:style-name="T4">), </text:span><text:span text:style-name="T22">trxRoot</text:span><text:span text:style-name="T4">.get(</text:span><text:span text:style-name="T19">"idSoggetto"</text:span><text:span text:style-name="T4">)),</text:span></text:p>
      <text:p text:style-name="P7"><text:span text:style-name="T3"><text:tab/><text:tab/><text:tab/><text:tab/><text:tab/><text:tab/></text:span><text:span text:style-name="T23">criteriaBuilder</text:span><text:span text:style-name="T3">.equal(</text:span><text:span text:style-name="T21">appRoot</text:span><text:span text:style-name="T3">.&lt;Long&gt;get(</text:span><text:span text:style-name="T18">"idSoggetto"</text:span><text:span text:style-name="T3">), </text:span><text:span text:style-name="T21">trxRoot</text:span><text:span text:style-name="T3">.get(</text:span><text:span text:style-name="T18">"idSoggetto"</text:span><text:span text:style-name="T3">)),</text:span></text:p>
      <text:p text:style-name="P8"><text:span text:style-name="T4"><text:tab/><text:tab/><text:tab/><text:tab/><text:tab/><text:tab/></text:span><text:span text:style-name="T24">criteriaBuilder</text:span><text:span text:style-name="T4">.equal(</text:span><text:span text:style-name="T22">appRoot</text:span><text:span text:style-name="T4">.&lt;Long&gt;get(</text:span><text:span text:style-name="T19">"idSoggetto"</text:span><text:span text:style-name="T4">), </text:span><text:span text:style-name="T22">accRoot</text:span><text:span text:style-name="T4">.&lt;Long&gt;get(</text:span><text:span text:style-name="T19">"idSoggetto"</text:span><text:span text:style-name="T4">)),</text:span><text:span text:style-name="T22">accPredicate</text:span><text:span text:style-name="T4">,</text:span><text:span text:style-name="T22">trxPredicate</text:span><text:span text:style-name="T4">,</text:span><text:span text:style-name="T22">appPredicate</text:span><text:span text:style-name="T4">);</text:span></text:p>
      <text:p text:style-name="P9"/>
      <text:list xml:id="list9141673412017880862" text:style-name="L2">
        <text:list-item>
          <text:list>
            <text:list-header>
              <text:p text:style-name="P41"><text:span text:style-name="T4"><text:s/><text:tab/></text:span><text:span text:style-name="T11">- </text:span><text:span text:style-name="T5">Creted Logic for combining all the diffderengt filters and form a JPA Query</text:span></text:p>
              <text:p text:style-name="P32"><text:s text:c="3"/><text:tab/> <text:s/>for data extraction.</text:p>
              <text:p text:style-name="P23"><text:span text:style-name="T4"><text:s text:c="7"/></text:span><text:span text:style-name="T9">Reference File:</text:span></text:p>
              <text:p text:style-name="P25"><text:tab/><text:tab/><text:tab/>MarketingDashboardSpecificationBuilder.java</text:p>
            </text:list-header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oft-page-break/><text:tab/></text:p>
      <text:p text:style-name="P6">Task 2:</text:p>
      <text:p text:style-name="P6"/>
      <text:p text:style-name="P11"><text:tab/>Generate Excel sheet file with the filtered data with mapping all the db column with <text:tab/>readable business column and proper formatting.</text:p>
      <text:p text:style-name="P11"><text:tab/></text:p>
      <text:p text:style-name="P11"><text:tab/><text:span text:style-name="T14">Description:</text:span></text:p>
      <text:p text:style-name="P14"/>
      <text:p text:style-name="P13"><text:tab/>The requirement focuses on writing the filtered data into a excel sheet for business</text:p>
      <text:p text:style-name="P13"><text:tab/>use.The data should be formatted and all the column from DB , should be mapped </text:p>
      <text:p text:style-name="P13"><text:tab/>to business column for proper readability.</text:p>
      <text:p text:style-name="P13"><text:tab/>The functipon is expected to provide a downloadable file from client facing Web</text:p>
      <text:p text:style-name="P13"><text:tab/>Application.</text:p>
      <text:p text:style-name="P13"/>
      <text:p text:style-name="P10"><text:span text:style-name="T15"><text:tab/></text:span><text:span text:style-name="T14">Solutions:</text:span></text:p>
      <text:p text:style-name="P15"><text:tab/></text:p>
      <text:p text:style-name="P10"><text:span text:style-name="T4"><text:tab/></text:span><text:span text:style-name="T11">-</text:span><text:span text:style-name="T5">Created a REST API which providesd a file type as response for user to </text:span></text:p>
      <text:p text:style-name="P10"><text:span text:style-name="T5"><text:tab/> download the data from FE Web Application</text:span></text:p>
      <text:p text:style-name="P10"><text:tab/><text:tab/><text:span text:style-name="T25">Reference File:</text:span></text:p>
      <text:p text:style-name="P10"><text:tab/><text:tab/><text:tab/><text:tab/><text:span text:style-name="T10">MarketingInitalDataService</text:span><text:span text:style-name="T4">.java (/download)</text:span></text:p>
      <text:p text:style-name="P16"/>
      <text:p text:style-name="P10"><text:span text:style-name="T4"><text:tab/></text:span><text:span text:style-name="T11">-</text:span><text:span text:style-name="T5">Created simple a reusable logic to convert the Entity Table column name into0 <text:s text:c="2"/><text:tab/> readable data using Map with key value pair.</text:span></text:p>
      <text:list xml:id="list35684007" text:continue-list="list6698682930281963815" text:style-name="L1">
        <text:list-item>
          <text:list>
            <text:list-header>
              <text:p text:style-name="P31"/>
            </text:list-header>
          </text:list>
        </text:list-item>
      </text:list>
      <text:p text:style-name="P10"><text:span text:style-name="T4"><text:tab/><text:tab/></text:span><text:span text:style-name="T9">Reference File:</text:span></text:p>
      <text:p text:style-name="P15"><text:tab/><text:tab/><text:tab/><text:tab/>MarketingDashboardCSVBuilder.java</text:p>
      <text:p text:style-name="P15"/>
      <text:p text:style-name="P10"><text:span text:style-name="T4"><text:tab/><text:tab/></text:span><text:span text:style-name="T9">Code Snippet:</text:span></text:p>
      <text:p text:style-name="P19"/>
      <text:p text:style-name="P5"><text:span text:style-name="T4"><text:tab/><text:tab/><text:tab/>StringBuffer </text:span><text:span text:style-name="T24">fileWriter</text:span><text:span text:style-name="T4"> = </text:span><text:span text:style-name="T27">new</text:span><text:span text:style-name="T4"> StringBuffer();</text:span></text:p>
      <text:p text:style-name="P48"><text:span text:style-name="T3"><text:tab/><text:tab/>List&lt;MarketingDashboardCRMData&gt; </text:span><text:span text:style-name="T23">content</text:span><text:span text:style-name="T3"> = </text:span><text:span text:style-name="T23">datalist</text:span><text:span text:style-name="T3">;</text:span></text:p>
      <text:p text:style-name="P38"><text:tab/><text:tab/></text:p>
      <text:p text:style-name="P48"><text:span text:style-name="T3"><text:tab/><text:tab/></text:span><text:span text:style-name="T23">fileWriter</text:span><text:span text:style-name="T3">.append(generateHeader(</text:span><text:span text:style-name="T23">crmflag</text:span><text:span text:style-name="T3">));</text:span></text:p>
      <text:p text:style-name="P48"><text:span text:style-name="T3"><text:tab/><text:tab/></text:span><text:span text:style-name="T23">fileWriter</text:span><text:span text:style-name="T3">.append(System.</text:span><text:span text:style-name="T12">lineSeparator</text:span><text:span text:style-name="T3">());</text:span></text:p>
      <text:p text:style-name="P48"><text:span text:style-name="T3"><text:tab/><text:tab/></text:span><text:span text:style-name="T26">for</text:span><text:span text:style-name="T3">(</text:span><text:span text:style-name="T26">int</text:span><text:span text:style-name="T3"> </text:span><text:span text:style-name="T23">i</text:span><text:span text:style-name="T3">=0;</text:span><text:span text:style-name="T23">i</text:span><text:span text:style-name="T3">&lt;</text:span><text:span text:style-name="T23">content</text:span><text:span text:style-name="T3">.size();</text:span><text:span text:style-name="T23">i</text:span><text:span text:style-name="T3">++){</text:span></text:p>
      <text:p text:style-name="P38"><text:tab/><text:tab/><text:tab/></text:p>
      <text:p text:style-name="P48"><text:span text:style-name="T3"><text:tab/><text:tab/><text:tab/>MarketingDashboardCRMData </text:span><text:span text:style-name="T23">crmList</text:span><text:span text:style-name="T3"> = </text:span><text:span text:style-name="T23">content</text:span><text:span text:style-name="T3">.get(</text:span><text:span text:style-name="T23">i</text:span><text:span text:style-name="T3">);</text:span></text:p>
      <text:p text:style-name="P48"><text:span text:style-name="T3"><text:tab/><text:tab/><text:tab/>String </text:span><text:span text:style-name="T23">crmDetails</text:span><text:span text:style-name="T3"> = <text:s/></text:span><text:span text:style-name="T23">crmList</text:span><text:span text:style-name="T3">.toString();</text:span></text:p>
      <text:p text:style-name="P48"><text:span text:style-name="T3"><text:tab/><text:tab/><text:tab/></text:span><text:span text:style-name="T23">fileWriter</text:span><text:span text:style-name="T3">.append(</text:span><text:span text:style-name="T23">crmDetails</text:span><text:span text:style-name="T3">);</text:span></text:p>
      <text:p text:style-name="P49"><text:span text:style-name="T4"><text:tab/><text:tab/><text:tab/></text:span><text:span text:style-name="T24">fileWriter</text:span><text:span text:style-name="T4">.append(System.</text:span><text:span text:style-name="T7">lineSeparator</text:span><text:span text:style-name="T4">());</text:span></text:p>
      <text:p text:style-name="P9"/>
      <text:list xml:id="list1671205978223074936" text:style-name="L3">
        <text:list-item>
          <text:list>
            <text:list-header>
              <text:p text:style-name="P46"><text:span text:style-name="T4"><text:s/><text:tab/></text:span><text:span text:style-name="T11">- </text:span><text:span text:style-name="T5">Creted Logic for combining all the diffderengt filters and form a JPA Query</text:span></text:p>
              <text:p text:style-name="P33"><text:s text:c="3"/><text:tab/> <text:s/>for data extraction.</text:p>
              <text:p text:style-name="P24"><text:span text:style-name="T4"><text:s text:c="7"/></text:span><text:span text:style-name="T9">Reference File:</text:span></text:p>
              <text:p text:style-name="P36"><text:tab/><text:tab/><text:tab/>MarketingDashboardSpecificationBuilder.java</text:p>
            </text:list-header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text:tab/><text:span text:style-name="T1">Risk Management Module:</text:span></text:p>
      <text:p text:style-name="P2"/>
      <text:p text:style-name="P6">Task 1:</text:p>
      <text:p text:style-name="P6"/>
      <text:p text:style-name="P11"><text:tab/>- Fetching Data based on business logic from many different sources like Oracle <text:s text:c="2"/><text:tab/>API,UpServices, CanaliDirettiHype and Anagrafe System.</text:p>
      <text:p text:style-name="P11"/>
      <text:p text:style-name="P11"><text:tab/>- Creating a Sync Logic to keep the Risk Management Data updated with other </text:p>
      <text:p text:style-name="P11"><text:tab/>sources and vise-versa.</text:p>
      <text:p text:style-name="P11"/>
      <text:p text:style-name="P11"><text:tab/>- Grouping the similar Fraud Type Tags User as One.</text:p>
      <text:p text:style-name="P11"><text:tab/></text:p>
      <text:p text:style-name="P11"><text:tab/><text:span text:style-name="T14">Description:</text:span></text:p>
      <text:p text:style-name="P14"/>
      <text:p text:style-name="P13"><text:tab/>The Risk Management Deals with lots of User data which are being pulled from many <text:tab/>different Sources. These Data are used for tracking any Fruad Activity, Malpractice </text:p>
      <text:p text:style-name="P13"><text:tab/>for any user. The User are then TAGED with the appropiate state.</text:p>
      <text:p text:style-name="P13"/>
      <text:p text:style-name="P22"><text:span text:style-name="T7"><text:tab/></text:span><text:span text:style-name="T6">Solutions:</text:span></text:p>
      <text:p text:style-name="P18"/>
      <text:p text:style-name="P12"><text:span text:style-name="T7"><text:tab/></text:span><text:span text:style-name="T8">-Created a multiple query builder method to extract and formate data for Risk <text:tab/>Management System by providing only the EIGHTCIFRE as Input.</text:span></text:p>
      <text:p text:style-name="P17"/>
      <text:p text:style-name="P12"><text:span text:style-name="T8"><text:tab/><text:tab/></text:span><text:span text:style-name="T6">Reference File:</text:span></text:p>
      <text:p text:style-name="P10"><text:tab/><text:tab/><text:tab/><text:tab/><text:span text:style-name="T4">RiskManagmentUserFinder.java</text:span></text:p>
      <text:p text:style-name="P17"/>
      <text:p text:style-name="P17"><text:tab/>-Created a unique logic for connecting one user to another based on a <text:tab/> <text:tab/> <text:tab/> Tags and also maintaing the number of user connected to different user.(One to <text:tab/> Many implmentation)</text:p>
      <text:p text:style-name="P17"/>
      <text:p text:style-name="P22"><text:span text:style-name="T5"><text:tab/><text:tab/></text:span><text:span text:style-name="T6">Reference File:</text:span></text:p>
      <text:p text:style-name="P17"><text:tab/><text:tab/><text:tab/><text:tab/>RiskManagementConnectionDirFinder.java</text:p>
      <text:p text:style-name="P22"><text:span text:style-name="T5"><text:tab/><text:tab/></text:span><text:span text:style-name="T6">Reference DB Table:</text:span></text:p>
      <text:p text:style-name="P1"><text:span text:style-name="T20">MIHCD_TR_HYP_RSKFRD_CON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"><text:soft-page-break/><text:span text:style-name="T17"/></text:p>
      <text:p text:style-name="P1"><text:span text:style-name="T17">Project Title: H4B Backoffice</text:span></text:p>
      <text:p text:style-name="Standard"/>
      <text:p text:style-name="Standard"><text:tab/></text:p>
      <text:p text:style-name="P5"><text:span text:style-name="T2">Task 1:</text:span></text:p>
      <text:p text:style-name="P6"/>
      <text:p text:style-name="P11"><text:tab/>-Creating a custome generic Alert Directive which can be reusable with different</text:p>
      <text:p text:style-name="P11"><text:tab/> HTML and should be able to take different method and value to process.</text:p>
      <text:p text:style-name="P11"/>
      <text:p text:style-name="P11"><text:tab/></text:p>
      <text:p text:style-name="P11"><text:tab/><text:span text:style-name="T14">Description:</text:span></text:p>
      <text:p text:style-name="P14"/>
      <text:p text:style-name="P13"><text:tab/>The H4B Backoffice has different modules and each module have there own methods </text:p>
      <text:p text:style-name="P13"><text:tab/>and functions.The requirement expects to create a Alert box which can take different <text:tab/>function as input based on the module it is being used.</text:p>
      <text:p text:style-name="P13"/>
      <text:p text:style-name="P22"><text:span text:style-name="T7"><text:tab/></text:span><text:span text:style-name="T6">Solutions:</text:span></text:p>
      <text:p text:style-name="P18"/>
      <text:p text:style-name="P12"><text:span text:style-name="T7"><text:tab/></text:span><text:span text:style-name="T8">-Angular directive is the best way to achieve solution for the above problem.</text:span></text:p>
      <text:p text:style-name="P12"><text:span text:style-name="T8"><text:tab/></text:span></text:p>
      <text:p text:style-name="P12"><text:span text:style-name="T8"><text:tab/>- Created a custome directive which take two different functions as input</text:span></text:p>
      <text:p text:style-name="P12"><text:span text:style-name="T8"><text:tab/> <text:s/>and 2 values to show the module being used and the desired message which </text:span></text:p>
      <text:p text:style-name="P12"><text:span text:style-name="T8"><text:tab/> <text:s/>can be passed as a variable to the directive based on the user choice.</text:span></text:p>
      <text:p text:style-name="P12"><text:span text:style-name="T8"><text:tab/></text:span></text:p>
      <text:p text:style-name="P12"><text:span text:style-name="T8"><text:tab/>-The directive is a Reusable components and reduce multiple lines of code</text:span></text:p>
      <text:p text:style-name="P17"/>
      <text:p text:style-name="P12"><text:span text:style-name="T8"><text:tab/><text:tab/></text:span><text:span text:style-name="T6">Reference File:</text:span></text:p>
      <text:p text:style-name="P10"><text:tab/><text:tab/><text:tab/></text:p>
      <text:p text:style-name="P10"><text:tab/><text:tab/><text:tab/>H4BBackoffice\fe\app\src\scripts\directives\alert.js</text:p>
      <text:p text:style-name="P10"><text:tab/><text:tab/><text:tab/>H4BBackoffice\fe\app\src\views\shared\alert.html</text:p>
      <text:p text:style-name="P10"/>
      <text:p text:style-name="P10"><text:tab/><text:tab/><text:span text:style-name="T9">Code Snippet:</text:span></text:p>
      <text:p text:style-name="P17"><text:tab/><text:tab/></text:p>
      <text:p text:style-name="P40"><text:span text:style-name="T16"><text:tab/><text:tab/><text:tab/></text:span><text:span text:style-name="T28">&lt;</text:span><text:span text:style-name="T29">custom-alert</text:span><text:span text:style-name="T30"> </text:span><text:span text:style-name="T31">confirm</text:span><text:span text:style-name="T30">=</text:span><text:span text:style-name="T32">"assignKitCode()"</text:span><text:span text:style-name="T30"> </text:span><text:span text:style-name="T31">close</text:span><text:span text:style-name="T30">=</text:span><text:span text:style-name="T32">"cancle()"</text:span><text:span text:style-name="T30"> <text:tab/><text:tab/><text:tab/></text:span><text:span text:style-name="T31">value</text:span><text:span text:style-name="T30">=</text:span><text:span text:style-name="T32">"selectedRequest.kitCode"</text:span><text:span text:style-name="T30"> </text:span><text:span text:style-name="T31">message</text:span><text:span text:style-name="T30">=</text:span><text:span text:style-name="T32">"'La KitCode sar</text:span><text:span text:style-name="T29">&amp;#xE0;</text:span><text:span text:style-name="T32"> assegnata. <text:tab/><text:tab/>Confermi?'"</text:span><text:span text:style-name="T30"> </text:span><text:span text:style-name="T31">ng-if</text:span><text:span text:style-name="T30">=</text:span><text:span text:style-name="T32">"alertInfo.isVisible"</text:span><text:span text:style-name="T28">/&gt;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5T14:24:26.75</meta:creation-date>
    <dc:date>2018-07-13T15:48:27.17</dc:date>
    <meta:editing-duration>PT4H57M7S</meta:editing-duration>
    <meta:editing-cycles>92</meta:editing-cycles>
    <meta:generator>OpenOffice/4.1.3$Win32 OpenOffice.org_project/413m1$Build-9783</meta:generator>
    <dc:creator>Vivek Kumar</dc:creator>
    <meta:document-statistic meta:table-count="0" meta:image-count="0" meta:object-count="0" meta:page-count="4" meta:paragraph-count="105" meta:word-count="605" meta:character-count="4834"/>
  </office:meta>
</office:document-meta>
</file>